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2.94pt"/>
    </style:style>
    <style:style style:name="co2" style:family="table-column">
      <style:table-column-properties fo:break-before="auto" style:column-width="318.81pt"/>
    </style:style>
    <style:style style:name="co3" style:family="table-column">
      <style:table-column-properties fo:break-before="auto" style:column-width="106.95pt"/>
    </style:style>
    <style:style style:name="co4" style:family="table-column">
      <style:table-column-properties fo:break-before="auto" style:column-width="65.99pt"/>
    </style:style>
    <style:style style:name="co5" style:family="table-column">
      <style:table-column-properties fo:break-before="auto" style:column-width="125.01pt"/>
    </style:style>
    <style:style style:name="co6" style:family="table-column">
      <style:table-column-properties fo:break-before="auto" style:column-width="261.84pt"/>
    </style:style>
    <style:style style:name="co7" style:family="table-column">
      <style:table-column-properties fo:break-before="auto" style:column-width="211.1pt"/>
    </style:style>
    <style:style style:name="co8" style:family="table-column">
      <style:table-column-properties fo:break-before="auto" style:column-width="47.96pt"/>
    </style:style>
    <style:style style:name="co9" style:family="table-column">
      <style:table-column-properties fo:break-before="auto" style:column-width="70.16pt"/>
    </style:style>
    <style:style style:name="co10" style:family="table-column">
      <style:table-column-properties fo:break-before="auto" style:column-width="63.89pt"/>
    </style:style>
    <style:style style:name="ro1" style:family="table-row">
      <style:table-row-properties style:row-height="59.24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ta1" style:family="table" style:master-page-name="PageStyle_5f_donnees">
      <style:table-properties table:display="true" style:writing-mode="lr-tb"/>
    </style:style>
    <style:style style:name="ta2" style:family="table" style:master-page-name="PageStyle_5f_Feuille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onne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9" table:default-cell-style-name="Default"/>
        <table:table-column table:style-name="co9" table:number-columns-repeated="998" table:default-cell-style-name="Default"/>
        <table:table-row table:style-name="ro1">
          <table:table-cell table:style-name="ce1"/>
          <table:table-cell table:style-name="ce2" office:value-type="string" calcext:value-type="string">
            <text:p><text:s/>CALCUL DE MANDELBROT image 800 * 800</text:p>
          </table:table-cell>
          <table:table-cell table:style-name="ce2" table:number-columns-repeated="4"/>
          <table:table-cell table:style-name="ce4"/>
          <table:table-cell/>
          <table:table-cell>
            <draw:frame table:end-cell-address="donnees.Q25" table:end-x="44.67pt" table:end-y="9.72pt" draw:z-index="0" draw:name="Chart 1" draw:style-name="gr1" draw:text-style-name="P1" svg:width="388.46pt" svg:height="352.46pt" svg:x="39.8pt" svg:y="9.75pt">
              <draw:object draw:notify-on-update-of-ranges="donnees.G10:donnees.G14 donnees.G18:donnees.G2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5"/>
        </table:table-row>
        <table:table-row table:style-name="ro2" table:number-rows-repeated="2">
          <table:table-cell table:style-name="ce1"/>
          <table:table-cell table:style-name="ce2" table:number-columns-repeated="5"/>
          <table:table-cell table:style-name="ce4"/>
          <table:table-cell table:number-columns-repeated="1017"/>
        </table:table-row>
        <table:table-row table:style-name="ro2">
          <table:table-cell table:style-name="ce1"/>
          <table:table-cell table:style-name="ce2" office:value-type="string" calcext:value-type="string">
            <text:p><text:s/>--- Mandel sequentiel (reference)</text:p>
          </table:table-cell>
          <table:table-cell table:style-name="ce2" table:number-columns-repeated="4"/>
          <table:table-cell table:style-name="ce4"/>
          <table:table-cell table:number-columns-repeated="1017"/>
        </table:table-row>
        <table:table-row table:style-name="ro2">
          <table:table-cell table:style-name="ce1" office:value-type="string" calcext:value-type="string">
            <text:p>Nb threads</text:p>
          </table:table-cell>
          <table:table-cell table:style-name="ce2" office:value-type="string" calcext:value-type="string">
            <text:p>Mesure 1 (s)</text:p>
          </table:table-cell>
          <table:table-cell table:style-name="ce2" office:value-type="string" calcext:value-type="string">
            <text:p>Mesure 2 (s)</text:p>
          </table:table-cell>
          <table:table-cell table:style-name="ce2" office:value-type="string" calcext:value-type="string">
            <text:p>Mesure 3 (s)</text:p>
          </table:table-cell>
          <table:table-cell table:style-name="ce2" office:value-type="string" calcext:value-type="string">
            <text:p>Moyenne (s)</text:p>
          </table:table-cell>
          <table:table-cell table:style-name="ce2" office:value-type="string" calcext:value-type="string">
            <text:p>Speedup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office:value-type="float" office:value="1.28882" calcext:value-type="float">
            <text:p>1.288820</text:p>
          </table:table-cell>
          <table:table-cell table:style-name="ce2" office:value-type="float" office:value="1.27398" calcext:value-type="float">
            <text:p>1.273980</text:p>
          </table:table-cell>
          <table:table-cell table:style-name="ce2" office:value-type="float" office:value="1.26786" calcext:value-type="float">
            <text:p>1.267860</text:p>
          </table:table-cell>
          <table:table-cell table:style-name="ce2" table:formula="of:=AVERAGE([.B6:.D6])" office:value-type="float" office:value="1.276886667" calcext:value-type="float">
            <text:p>1.276887</text:p>
          </table:table-cell>
          <table:table-cell table:style-name="ce2" table:formula="of:=[.E6]/[.E6]" office:value-type="float" office:value="1" calcext:value-type="float">
            <text:p>1.000000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1"/>
          <table:table-cell table:style-name="ce2" table:number-columns-repeated="5"/>
          <table:table-cell table:style-name="ce4"/>
          <table:table-cell table:number-columns-repeated="1017"/>
        </table:table-row>
        <table:table-row table:style-name="ro2">
          <table:table-cell table:style-name="ce1"/>
          <table:table-cell table:style-name="ce2" office:value-type="string" calcext:value-type="string">
            <text:p><text:s/>--- Mandel omp dynamic</text:p>
          </table:table-cell>
          <table:table-cell table:style-name="ce2" table:number-columns-repeated="4"/>
          <table:table-cell table:style-name="ce4"/>
          <table:table-cell table:number-columns-repeated="1017"/>
        </table:table-row>
        <table:table-row table:style-name="ro2">
          <table:table-cell table:style-name="ce1" office:value-type="string" calcext:value-type="string">
            <text:p>Nb threads</text:p>
          </table:table-cell>
          <table:table-cell table:style-name="ce2" office:value-type="string" calcext:value-type="string">
            <text:p>Mesure 1 (s)</text:p>
          </table:table-cell>
          <table:table-cell table:style-name="ce2" office:value-type="string" calcext:value-type="string">
            <text:p>Mesure 2 (s)</text:p>
          </table:table-cell>
          <table:table-cell table:style-name="ce2" office:value-type="string" calcext:value-type="string">
            <text:p>Mesure 3 (s)</text:p>
          </table:table-cell>
          <table:table-cell table:style-name="ce2" office:value-type="string" calcext:value-type="string">
            <text:p>Moyenne (s)</text:p>
          </table:table-cell>
          <table:table-cell table:style-name="ce2" office:value-type="string" calcext:value-type="string">
            <text:p>Speedup multiplicateur comparé a 1 thread</text:p>
          </table:table-cell>
          <table:table-cell table:style-name="ce4" office:value-type="string" calcext:value-type="string">
            <text:p>Speedup comparé à la version séquentiel </text:p>
          </table:table-cell>
          <table:table-cell table:number-columns-repeated="101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office:value-type="float" office:value="1.27902" calcext:value-type="float">
            <text:p>1.279020</text:p>
          </table:table-cell>
          <table:table-cell table:style-name="ce2" office:value-type="float" office:value="1.2661" calcext:value-type="float">
            <text:p>1.266100</text:p>
          </table:table-cell>
          <table:table-cell table:style-name="ce2" office:value-type="float" office:value="1.27066" calcext:value-type="float">
            <text:p>1.270660</text:p>
          </table:table-cell>
          <table:table-cell table:style-name="ce2" table:formula="of:=AVERAGE([.B10:.D10])" office:value-type="float" office:value="1.27192666666667" calcext:value-type="float">
            <text:p>1.271927</text:p>
          </table:table-cell>
          <table:table-cell table:style-name="ce2" table:formula="of:=[.E$10]/[.E10]" office:value-type="float" office:value="1" calcext:value-type="float">
            <text:p>1.000000</text:p>
          </table:table-cell>
          <table:table-cell table:style-name="ce4" table:formula="of:=[.E$6]/[.E10]" office:value-type="float" office:value="1.00389959615072" calcext:value-type="float">
            <text:p>1.003900</text:p>
          </table:table-cell>
          <table:table-cell table:number-columns-repeated="101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2" office:value-type="float" office:value="0.650813" calcext:value-type="float">
            <text:p>0.650813</text:p>
          </table:table-cell>
          <table:table-cell table:style-name="ce2" office:value-type="float" office:value="0.657412" calcext:value-type="float">
            <text:p>0.657412</text:p>
          </table:table-cell>
          <table:table-cell table:style-name="ce2" office:value-type="float" office:value="0.661337" calcext:value-type="float">
            <text:p>0.661337</text:p>
          </table:table-cell>
          <table:table-cell table:style-name="ce2" table:formula="of:=AVERAGE([.B11:.D11])" office:value-type="float" office:value="0.656520666666667" calcext:value-type="float">
            <text:p>0.656521</text:p>
          </table:table-cell>
          <table:table-cell table:style-name="ce2" table:formula="of:=[.E$10]/[.E11]" office:value-type="float" office:value="1.93737490873605" calcext:value-type="float">
            <text:p>1.937375</text:p>
          </table:table-cell>
          <table:table-cell table:style-name="ce4" table:formula="of:=[.E$6]/[.E11]" office:value-type="float" office:value="1.94492988847267" calcext:value-type="float">
            <text:p>1.944930</text:p>
          </table:table-cell>
          <table:table-cell table:number-columns-repeated="101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2" office:value-type="float" office:value="0.329371" calcext:value-type="float">
            <text:p>0.329371</text:p>
          </table:table-cell>
          <table:table-cell table:style-name="ce2" office:value-type="float" office:value="0.325532" calcext:value-type="float">
            <text:p>0.325532</text:p>
          </table:table-cell>
          <table:table-cell table:style-name="ce2" office:value-type="float" office:value="0.326897" calcext:value-type="float">
            <text:p>0.326897</text:p>
          </table:table-cell>
          <table:table-cell table:style-name="ce2" table:formula="of:=AVERAGE([.B12:.D12])" office:value-type="float" office:value="0.327266666666667" calcext:value-type="float">
            <text:p>0.327267</text:p>
          </table:table-cell>
          <table:table-cell table:style-name="ce2" table:formula="of:=[.E$10]/[.E12]" office:value-type="float" office:value="3.88651456508454" calcext:value-type="float">
            <text:p>3.886515</text:p>
          </table:table-cell>
          <table:table-cell table:style-name="ce4" table:formula="of:=[.E$6]/[.E12]" office:value-type="float" office:value="3.90167040232227" calcext:value-type="float">
            <text:p>3.901670</text:p>
          </table:table-cell>
          <table:table-cell table:number-columns-repeated="101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2" office:value-type="float" office:value="0.167253" calcext:value-type="float">
            <text:p>0.167253</text:p>
          </table:table-cell>
          <table:table-cell table:style-name="ce2" office:value-type="float" office:value="0.165744" calcext:value-type="float">
            <text:p>0.165744</text:p>
          </table:table-cell>
          <table:table-cell table:style-name="ce2" office:value-type="float" office:value="0.165929" calcext:value-type="float">
            <text:p>0.165929</text:p>
          </table:table-cell>
          <table:table-cell table:style-name="ce2" table:formula="of:=AVERAGE([.B13:.D13])" office:value-type="float" office:value="0.166308666666667" calcext:value-type="float">
            <text:p>0.166309</text:p>
          </table:table-cell>
          <table:table-cell table:style-name="ce2" table:formula="of:=[.E$10]/[.E13]" office:value-type="float" office:value="7.64798787796186" calcext:value-type="float">
            <text:p>7.647988</text:p>
          </table:table-cell>
          <table:table-cell table:style-name="ce4" table:formula="of:=[.E$6]/[.E13]" office:value-type="float" office:value="7.67781194205153" calcext:value-type="float">
            <text:p>7.677812</text:p>
          </table:table-cell>
          <table:table-cell table:number-columns-repeated="1017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2" office:value-type="float" office:value="0.089891" calcext:value-type="float">
            <text:p>0.089891</text:p>
          </table:table-cell>
          <table:table-cell table:style-name="ce2" office:value-type="float" office:value="0.092103" calcext:value-type="float">
            <text:p>0.092103</text:p>
          </table:table-cell>
          <table:table-cell table:style-name="ce2" office:value-type="float" office:value="0.0825109" calcext:value-type="float">
            <text:p>0.082511</text:p>
          </table:table-cell>
          <table:table-cell table:style-name="ce2" table:formula="of:=AVERAGE([.B14:.D14])" office:value-type="float" office:value="0.0881683" calcext:value-type="float">
            <text:p>0.088168</text:p>
          </table:table-cell>
          <table:table-cell table:style-name="ce2" table:formula="of:=[.E$10]/[.E14]" office:value-type="float" office:value="14.4261221625762" calcext:value-type="float">
            <text:p>14.426122</text:p>
          </table:table-cell>
          <table:table-cell table:style-name="ce4" table:formula="of:=[.E$6]/[.E14]" office:value-type="float" office:value="14.4823782130312" calcext:value-type="float">
            <text:p>14.482378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2" table:number-columns-repeated="5"/>
          <table:table-cell table:style-name="ce4"/>
          <table:table-cell table:number-columns-repeated="1017"/>
        </table:table-row>
        <table:table-row table:style-name="ro2">
          <table:table-cell table:style-name="ce1"/>
          <table:table-cell table:style-name="ce2" office:value-type="string" calcext:value-type="string">
            <text:p><text:s/>--- Mandel CUDA</text:p>
          </table:table-cell>
          <table:table-cell table:style-name="ce2" table:number-columns-repeated="4"/>
          <table:table-cell table:style-name="ce4"/>
          <table:table-cell table:number-columns-repeated="1017"/>
        </table:table-row>
        <table:table-row table:style-name="ro2">
          <table:table-cell table:style-name="ce1" office:value-type="string" calcext:value-type="string">
            <text:p>Nb threads</text:p>
          </table:table-cell>
          <table:table-cell table:style-name="ce2" office:value-type="string" calcext:value-type="string">
            <text:p>Mesure 1 (s)</text:p>
          </table:table-cell>
          <table:table-cell table:style-name="ce2" office:value-type="string" calcext:value-type="string">
            <text:p>Mesure 2 (s)</text:p>
          </table:table-cell>
          <table:table-cell table:style-name="ce2" office:value-type="string" calcext:value-type="string">
            <text:p>Mesure 3 (s)</text:p>
          </table:table-cell>
          <table:table-cell table:style-name="ce2" office:value-type="string" calcext:value-type="string">
            <text:p>Moyenne (s)</text:p>
          </table:table-cell>
          <table:table-cell table:style-name="ce2" office:value-type="string" calcext:value-type="string">
            <text:p>Speedup multiplicateur comparé a 1 thread</text:p>
          </table:table-cell>
          <table:table-cell table:style-name="ce4" office:value-type="string" calcext:value-type="string">
            <text:p>Speedup comparé à la version séquentiel </text:p>
          </table:table-cell>
          <table:table-cell table:number-columns-repeated="1017"/>
        </table:table-row>
        <table:table-row table:style-name="ro2">
          <table:table-cell table:style-name="ce1" office:value-type="float" office:value="640000" calcext:value-type="float">
            <text:p>640000</text:p>
          </table:table-cell>
          <table:table-cell table:style-name="ce2" office:value-type="float" office:value="0.243981" calcext:value-type="float">
            <text:p>0.243981</text:p>
          </table:table-cell>
          <table:table-cell table:style-name="ce2" office:value-type="float" office:value="0.210887" calcext:value-type="float">
            <text:p>0.210887</text:p>
          </table:table-cell>
          <table:table-cell table:style-name="ce2" office:value-type="float" office:value="0.210736" calcext:value-type="float">
            <text:p>0.210736</text:p>
          </table:table-cell>
          <table:table-cell table:style-name="ce2" table:formula="of:=AVERAGE([.B18:.D18])" office:value-type="float" office:value="0.221868" calcext:value-type="float">
            <text:p>0.221868</text:p>
          </table:table-cell>
          <table:table-cell table:style-name="ce2" table:formula="of:=[.E$18]/[.E18]" office:value-type="float" office:value="1" calcext:value-type="float">
            <text:p>1.000000</text:p>
          </table:table-cell>
          <table:table-cell table:style-name="ce4" table:formula="of:=[.E$6]/[.E18]" office:value-type="float" office:value="5.755163731" calcext:value-type="float">
            <text:p>5.755164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2" table:number-columns-repeated="5"/>
          <table:table-cell table:style-name="ce4" table:formula="of:=[.$G$18]" office:value-type="float" office:value="5.755163731" calcext:value-type="float">
            <text:p>5.755164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2" table:number-columns-repeated="5"/>
          <table:table-cell table:style-name="ce4" table:formula="of:=[.$G$18]" office:value-type="float" office:value="5.755163731" calcext:value-type="float">
            <text:p>5.755164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2" table:number-columns-repeated="5"/>
          <table:table-cell table:style-name="ce4" table:formula="of:=[.$G$18]" office:value-type="float" office:value="5.755163731" calcext:value-type="float">
            <text:p>5.755164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2" table:number-columns-repeated="5"/>
          <table:table-cell table:style-name="ce4" table:formula="of:=[.$G$18]" office:value-type="float" office:value="5.755163731" calcext:value-type="float">
            <text:p>5.755164</text:p>
          </table:table-cell>
          <table:table-cell table:number-columns-repeated="1017"/>
        </table:table-row>
        <table:table-row table:style-name="ro2" table:number-rows-repeated="2">
          <table:table-cell table:style-name="ce1"/>
          <table:table-cell table:style-name="ce2" table:number-columns-repeated="5"/>
          <table:table-cell table:style-name="ce4"/>
          <table:table-cell table:number-columns-repeated="1017"/>
        </table:table-row>
        <table:table-row table:style-name="ro2">
          <table:table-cell table:style-name="ce1"/>
          <table:table-cell table:style-name="ce2" office:value-type="string" calcext:value-type="string">
            <text:p>MANDELBROT image 1600 * 1600</text:p>
          </table:table-cell>
          <table:table-cell table:style-name="ce2" table:number-columns-repeated="4"/>
          <table:table-cell table:style-name="ce4"/>
          <table:table-cell table:number-columns-repeated="1017"/>
        </table:table-row>
        <table:table-row table:style-name="ro2">
          <table:table-cell table:style-name="ce1"/>
          <table:table-cell table:style-name="ce2" table:number-columns-repeated="5"/>
          <table:table-cell table:style-name="ce4"/>
          <table:table-cell table:number-columns-repeated="1017"/>
        </table:table-row>
        <table:table-row table:style-name="ro2">
          <table:table-cell table:style-name="ce1"/>
          <table:table-cell table:style-name="ce2" office:value-type="string" calcext:value-type="string">
            <text:p><text:s/>--- Mandel sequentiel (reference)</text:p>
          </table:table-cell>
          <table:table-cell table:style-name="ce2" table:number-columns-repeated="4"/>
          <table:table-cell table:style-name="ce4"/>
          <table:table-cell table:number-columns-repeated="1017"/>
        </table:table-row>
        <table:table-row table:style-name="ro2">
          <table:table-cell table:style-name="ce1" office:value-type="string" calcext:value-type="string">
            <text:p>Nb threads</text:p>
          </table:table-cell>
          <table:table-cell table:style-name="ce2" office:value-type="string" calcext:value-type="string">
            <text:p>Mesure 1 (s)</text:p>
          </table:table-cell>
          <table:table-cell table:style-name="ce2" office:value-type="string" calcext:value-type="string">
            <text:p>Mesure 2 (s)</text:p>
          </table:table-cell>
          <table:table-cell table:style-name="ce2" office:value-type="string" calcext:value-type="string">
            <text:p>Mesure 3 (s)</text:p>
          </table:table-cell>
          <table:table-cell table:style-name="ce2" office:value-type="string" calcext:value-type="string">
            <text:p>Moyenne (s)</text:p>
          </table:table-cell>
          <table:table-cell table:style-name="ce2" office:value-type="string" calcext:value-type="string">
            <text:p>Speedup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3" office:value-type="float" office:value="4.6949" calcext:value-type="float">
            <text:p>4.694900</text:p>
          </table:table-cell>
          <table:table-cell table:style-name="ce3" office:value-type="float" office:value="4.74514" calcext:value-type="float">
            <text:p>4.745140</text:p>
          </table:table-cell>
          <table:table-cell table:style-name="ce3" office:value-type="float" office:value="4.67383" calcext:value-type="float">
            <text:p>4.673830</text:p>
          </table:table-cell>
          <table:table-cell table:style-name="ce3" table:formula="of:=AVERAGE([.B29:.D29])" office:value-type="float" office:value="4.704623333" calcext:value-type="float">
            <text:p>4.704623</text:p>
          </table:table-cell>
          <table:table-cell table:style-name="ce3" table:formula="of:=[.E29]/[.E29]" office:value-type="float" office:value="1" calcext:value-type="float">
            <text:p>1.000000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1"/>
          <table:table-cell table:style-name="ce2" table:number-columns-repeated="5"/>
          <table:table-cell table:style-name="ce4"/>
          <table:table-cell table:number-columns-repeated="2"/>
          <table:table-cell>
            <draw:frame table:end-cell-address="donnees.R57" table:end-x="22.96pt" table:end-y="9.72pt" draw:z-index="1" draw:name="Chart 2" draw:style-name="gr1" draw:text-style-name="P1" svg:width="388.46pt" svg:height="351.72pt" svg:x="18.11pt" svg:y="2.24pt">
              <draw:object draw:notify-on-update-of-ranges="donnees.G33:donnees.G37 donnees.G41:donnees.G4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4"/>
        </table:table-row>
        <table:table-row table:style-name="ro2">
          <table:table-cell table:style-name="ce1"/>
          <table:table-cell table:style-name="ce2" office:value-type="string" calcext:value-type="string">
            <text:p><text:s/>--- Mandel omp dynamic</text:p>
          </table:table-cell>
          <table:table-cell table:style-name="ce2" table:number-columns-repeated="4"/>
          <table:table-cell table:style-name="ce4"/>
          <table:table-cell table:number-columns-repeated="1017"/>
        </table:table-row>
        <table:table-row table:style-name="ro2">
          <table:table-cell table:style-name="ce1" office:value-type="string" calcext:value-type="string">
            <text:p>Nb threads</text:p>
          </table:table-cell>
          <table:table-cell table:style-name="ce2" office:value-type="string" calcext:value-type="string">
            <text:p>Mesure 1 (s)</text:p>
          </table:table-cell>
          <table:table-cell table:style-name="ce2" office:value-type="string" calcext:value-type="string">
            <text:p>Mesure 2 (s)</text:p>
          </table:table-cell>
          <table:table-cell table:style-name="ce2" office:value-type="string" calcext:value-type="string">
            <text:p>Mesure 3 (s)</text:p>
          </table:table-cell>
          <table:table-cell table:style-name="ce2" office:value-type="string" calcext:value-type="string">
            <text:p>Moyenne (s)</text:p>
          </table:table-cell>
          <table:table-cell table:style-name="ce2" office:value-type="string" calcext:value-type="string">
            <text:p>Speedup multiplicateur comparé a 1 thread</text:p>
          </table:table-cell>
          <table:table-cell table:style-name="ce4" office:value-type="string" calcext:value-type="string">
            <text:p>Speedup comparé à la version séquentiel </text:p>
          </table:table-cell>
          <table:table-cell table:number-columns-repeated="101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office:value-type="float" office:value="4.69103" calcext:value-type="float">
            <text:p>4.691030</text:p>
          </table:table-cell>
          <table:table-cell table:style-name="ce2" office:value-type="float" office:value="4.67297" calcext:value-type="float">
            <text:p>4.672970</text:p>
          </table:table-cell>
          <table:table-cell table:style-name="ce2" office:value-type="float" office:value="4.73919" calcext:value-type="float">
            <text:p>4.739190</text:p>
          </table:table-cell>
          <table:table-cell table:style-name="ce2" table:formula="of:=AVERAGE([.B33:.D33])" office:value-type="float" office:value="4.70106333333333" calcext:value-type="float">
            <text:p>4.701063</text:p>
          </table:table-cell>
          <table:table-cell table:style-name="ce2" table:formula="of:=[.$E$33]/[.E33]" office:value-type="float" office:value="1" calcext:value-type="float">
            <text:p>1.000000</text:p>
          </table:table-cell>
          <table:table-cell table:style-name="ce4" table:formula="of:=[.$E$29]/[.E33]" office:value-type="float" office:value="1.00075727541074" calcext:value-type="float">
            <text:p>1.000757</text:p>
          </table:table-cell>
          <table:table-cell table:number-columns-repeated="101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2" office:value-type="float" office:value="2.35783" calcext:value-type="float">
            <text:p>2.357830</text:p>
          </table:table-cell>
          <table:table-cell table:style-name="ce2" office:value-type="float" office:value="2.35566" calcext:value-type="float">
            <text:p>2.355660</text:p>
          </table:table-cell>
          <table:table-cell table:style-name="ce2" office:value-type="float" office:value="2.41019" calcext:value-type="float">
            <text:p>2.410190</text:p>
          </table:table-cell>
          <table:table-cell table:style-name="ce2" table:formula="of:=AVERAGE([.B34:.D34])" office:value-type="float" office:value="2.37456" calcext:value-type="float">
            <text:p>2.374560</text:p>
          </table:table-cell>
          <table:table-cell table:style-name="ce2" table:formula="of:=[.$E$33]/[.E34]" office:value-type="float" office:value="1.97976186465422" calcext:value-type="float">
            <text:p>1.979762</text:p>
          </table:table-cell>
          <table:table-cell table:style-name="ce4" table:formula="of:=[.$E$29]/[.E34]" office:value-type="float" office:value="1.98126108963345" calcext:value-type="float">
            <text:p>1.981261</text:p>
          </table:table-cell>
          <table:table-cell table:number-columns-repeated="101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2" office:value-type="float" office:value="1.21541" calcext:value-type="float">
            <text:p>1.215410</text:p>
          </table:table-cell>
          <table:table-cell table:style-name="ce2" office:value-type="float" office:value="1.20742" calcext:value-type="float">
            <text:p>1.207420</text:p>
          </table:table-cell>
          <table:table-cell table:style-name="ce2" office:value-type="float" office:value="1.21228" calcext:value-type="float">
            <text:p>1.212280</text:p>
          </table:table-cell>
          <table:table-cell table:style-name="ce2" table:formula="of:=AVERAGE([.B35:.D35])" office:value-type="float" office:value="1.21170333333333" calcext:value-type="float">
            <text:p>1.211703</text:p>
          </table:table-cell>
          <table:table-cell table:style-name="ce2" table:formula="of:=[.$E$33]/[.E35]" office:value-type="float" office:value="3.87971478167098" calcext:value-type="float">
            <text:p>3.879715</text:p>
          </table:table-cell>
          <table:table-cell table:style-name="ce4" table:formula="of:=[.$E$29]/[.E35]" office:value-type="float" office:value="3.88265279427583" calcext:value-type="float">
            <text:p>3.882653</text:p>
          </table:table-cell>
          <table:table-cell table:number-columns-repeated="101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2" office:value-type="float" office:value="0.607321" calcext:value-type="float">
            <text:p>0.607321</text:p>
          </table:table-cell>
          <table:table-cell table:style-name="ce2" office:value-type="float" office:value="0.614302" calcext:value-type="float">
            <text:p>0.614302</text:p>
          </table:table-cell>
          <table:table-cell table:style-name="ce2" office:value-type="float" office:value="0.607469" calcext:value-type="float">
            <text:p>0.607469</text:p>
          </table:table-cell>
          <table:table-cell table:style-name="ce2" table:formula="of:=AVERAGE([.B36:.D36])" office:value-type="float" office:value="0.609697333333333" calcext:value-type="float">
            <text:p>0.609697</text:p>
          </table:table-cell>
          <table:table-cell table:style-name="ce2" table:formula="of:=[.$E$33]/[.E36]" office:value-type="float" office:value="7.71048695199585" calcext:value-type="float">
            <text:p>7.710487</text:p>
          </table:table-cell>
          <table:table-cell table:style-name="ce4" table:formula="of:=[.$E$29]/[.E36]" office:value-type="float" office:value="7.71632591416944" calcext:value-type="float">
            <text:p>7.716326</text:p>
          </table:table-cell>
          <table:table-cell table:number-columns-repeated="1017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2" office:value-type="float" office:value="0.321974" calcext:value-type="float">
            <text:p>0.321974</text:p>
          </table:table-cell>
          <table:table-cell table:style-name="ce2" office:value-type="float" office:value="0.320301" calcext:value-type="float">
            <text:p>0.320301</text:p>
          </table:table-cell>
          <table:table-cell table:style-name="ce2" office:value-type="float" office:value="0.31219" calcext:value-type="float">
            <text:p>0.312190</text:p>
          </table:table-cell>
          <table:table-cell table:style-name="ce2" table:formula="of:=AVERAGE([.B37:.D37])" office:value-type="float" office:value="0.318155" calcext:value-type="float">
            <text:p>0.318155</text:p>
          </table:table-cell>
          <table:table-cell table:style-name="ce2" table:formula="of:=[.$E$33]/[.E37]" office:value-type="float" office:value="14.7760158832435" calcext:value-type="float">
            <text:p>14.776016</text:p>
          </table:table-cell>
          <table:table-cell table:style-name="ce4" table:formula="of:=[.$E$29]/[.E37]" office:value-type="float" office:value="14.7872053967406" calcext:value-type="float">
            <text:p>14.787205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2" table:number-columns-repeated="5"/>
          <table:table-cell table:style-name="ce4"/>
          <table:table-cell table:number-columns-repeated="1017"/>
        </table:table-row>
        <table:table-row table:style-name="ro2">
          <table:table-cell table:style-name="ce1"/>
          <table:table-cell table:style-name="ce2" office:value-type="string" calcext:value-type="string">
            <text:p><text:s/>--- Mandel CUDA</text:p>
          </table:table-cell>
          <table:table-cell table:style-name="ce2" table:number-columns-repeated="4"/>
          <table:table-cell table:style-name="ce4"/>
          <table:table-cell table:number-columns-repeated="1017"/>
        </table:table-row>
        <table:table-row table:style-name="ro2">
          <table:table-cell table:style-name="ce1" office:value-type="string" calcext:value-type="string">
            <text:p>Nb threads</text:p>
          </table:table-cell>
          <table:table-cell table:style-name="ce2" office:value-type="string" calcext:value-type="string">
            <text:p>Mesure 1 (s)</text:p>
          </table:table-cell>
          <table:table-cell table:style-name="ce2" office:value-type="string" calcext:value-type="string">
            <text:p>Mesure 2 (s)</text:p>
          </table:table-cell>
          <table:table-cell table:style-name="ce2" office:value-type="string" calcext:value-type="string">
            <text:p>Mesure 3 (s)</text:p>
          </table:table-cell>
          <table:table-cell table:style-name="ce2" office:value-type="string" calcext:value-type="string">
            <text:p>Moyenne (s)</text:p>
          </table:table-cell>
          <table:table-cell table:style-name="ce2" office:value-type="string" calcext:value-type="string">
            <text:p>Speedup multiplicateur comparé a 1 thread</text:p>
          </table:table-cell>
          <table:table-cell table:style-name="ce4" office:value-type="string" calcext:value-type="string">
            <text:p>Speedup comparé à la version séquentiel </text:p>
          </table:table-cell>
          <table:table-cell table:number-columns-repeated="1017"/>
        </table:table-row>
        <table:table-row table:style-name="ro2">
          <table:table-cell table:style-name="ce1" office:value-type="float" office:value="2560000" calcext:value-type="float">
            <text:p>2560000</text:p>
          </table:table-cell>
          <table:table-cell table:style-name="ce2" office:value-type="float" office:value="0.378437" calcext:value-type="float">
            <text:p>0.378437</text:p>
          </table:table-cell>
          <table:table-cell table:style-name="ce2" office:value-type="float" office:value="0.386092" calcext:value-type="float">
            <text:p>0.386092</text:p>
          </table:table-cell>
          <table:table-cell table:style-name="ce2" office:value-type="float" office:value="0.330863" calcext:value-type="float">
            <text:p>0.330863</text:p>
          </table:table-cell>
          <table:table-cell table:style-name="ce2" table:formula="of:=AVERAGE([.B41:.D41])" office:value-type="float" office:value="0.3651306667" calcext:value-type="float">
            <text:p>0.365131</text:p>
          </table:table-cell>
          <table:table-cell table:style-name="ce2" table:formula="of:=[.E33]/[.E41]" office:value-type="float" office:value="12.87501643" calcext:value-type="float">
            <text:p>12.875016</text:p>
          </table:table-cell>
          <table:table-cell table:style-name="ce4" table:formula="of:=[.$E$29]/[.E41]" office:value-type="float" office:value="12.88476637" calcext:value-type="float">
            <text:p>12.884766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2" table:number-columns-repeated="5"/>
          <table:table-cell table:style-name="ce4" table:formula="of:=[.G41]" office:value-type="float" office:value="12.88476637" calcext:value-type="float">
            <text:p>12.884766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2" table:number-columns-repeated="5"/>
          <table:table-cell table:style-name="ce4" table:formula="of:=[.G42]" office:value-type="float" office:value="12.88476637" calcext:value-type="float">
            <text:p>12.884766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2" table:number-columns-repeated="5"/>
          <table:table-cell table:style-name="ce4" table:formula="of:=[.G43]" office:value-type="float" office:value="12.88476637" calcext:value-type="float">
            <text:p>12.884766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2" table:number-columns-repeated="5"/>
          <table:table-cell table:style-name="ce4" table:formula="of:=[.G44]" office:value-type="float" office:value="12.88476637" calcext:value-type="float">
            <text:p>12.884766</text:p>
          </table:table-cell>
          <table:table-cell table:number-columns-repeated="1017"/>
        </table:table-row>
        <table:table-row table:style-name="ro2" table:number-rows-repeated="200">
          <table:table-cell table:number-columns-repeated="1024"/>
        </table:table-row>
        <table:table-row table:style-name="ro3" table:number-rows-repeated="755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2" table:style-name="ta2">
        <table:table-column table:style-name="co10" table:number-columns-repeated="6" table:default-cell-style-name="Default"/>
        <table:table-column table:style-name="co8" table:number-columns-repeated="20" table:default-cell-style-name="Default"/>
        <table:table-column table:style-name="co9" table:number-columns-repeated="998" table:default-cell-style-name="Default"/>
        <table:table-row table:style-name="ro2" table:number-rows-repeated="220">
          <table:table-cell table:number-columns-repeated="1024"/>
        </table:table-row>
        <table:table-row table:style-name="ro3" table:number-rows-repeated="780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6" loext:min-decimal-places="6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onnees" style:display-name="PageStyle_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le2" style:display-name="PageStyle_Feuille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52" meta:object-count="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treat-empty-cells="use-zero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family-asian="Arial" style:font-size-asian="9pt" style:font-family-complex="Arial" style:font-size-complex="9pt"/>
    </style:style>
    <style:style style:name="ch6" style:family="chart" style:data-style-name="N0">
      <style:chart-properties chart:display-label="true" chart:logarithmic="false" chart:maximum="2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family-asian="Arial" style:font-size-asian="9pt" style:font-family-complex="Arial" style:font-size-complex="9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amed-symbol" chart:symbol-name="circle" chart:symbol-width="0.282cm" chart:symbol-height="0.282cm" chart:link-data-style-to-source="true"/>
      <style:graphic-properties svg:stroke-width="0.053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82cm" chart:symbol-height="0.282cm" chart:link-data-style-to-source="true"/>
      <style:graphic-properties svg:stroke-width="0.079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3.705cm" svg:height="12.435cm" xlink:href=".." xlink:type="simple" chart:class="chart:line" chart:style-name="ch1">
        <chart:legend chart:legend-position="end" svg:x="9.142cm" svg:y="4.406cm" style:legend-expansion="high" chart:style-name="ch2"/>
        <chart:plot-area chart:style-name="ch3" table:cell-range-address="donnees.G10:donnees.G14 donnees.G18:donnees.G22" chart:data-source-has-labels="row" svg:x="1.974cm" svg:y="1.84cm" svg:width="6.709cm" svg:height="8.554cm">
          <chartooo:coordinate-region svg:x="2.41cm" svg:y="2.039cm" svg:width="5.994cm" svg:height="7.708cm"/>
          <chart:axis chart:dimension="x" chart:name="primary-x" chart:style-name="ch4">
            <chart:title svg:x="3.882cm" svg:y="10.642cm" chart:style-name="ch5">
              <text:p>Nombre de threads</text:p>
            </chart:title>
          </chart:axis>
          <chart:axis chart:dimension="y" chart:name="primary-y" chart:style-name="ch6">
            <chart:title svg:x="1.14cm" svg:y="6.862cm" chart:style-name="ch7">
              <text:p>SpeedUp</text:p>
            </chart:title>
            <chart:grid chart:style-name="ch8" chart:class="major"/>
          </chart:axis>
          <chart:series chart:style-name="ch9" chart:values-cell-range-address="donnees.G10:donnees.G14" loext:label-string="&quot;Mandel omp dynamic&quot;" chart:class="chart:line">
            <chart:data-point chart:repeated="5"/>
          </chart:series>
          <chart:series chart:style-name="ch10" chart:values-cell-range-address="donnees.G18:donnees.G22" loext:label-string="&quot;mandel CUDA&quot;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del omp dynamic</text:p>
              </table:table-cell>
              <table:table-cell office:value-type="string">
                <text:p>mandel CUD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0389959615072">
                <text:p>1.00389959615072</text:p>
                <draw:g>
                  <svg:desc>donnees.G10:donnees.G14</svg:desc>
                </draw:g>
              </table:table-cell>
              <table:table-cell office:value-type="float" office:value="5.755163731">
                <text:p>5.755163731</text:p>
                <draw:g>
                  <svg:desc>donnees.G18:donnees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4492988847267">
                <text:p>1.94492988847267</text:p>
              </table:table-cell>
              <table:table-cell office:value-type="float" office:value="5.755163731">
                <text:p>5.7551637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90167040232227">
                <text:p>3.90167040232227</text:p>
              </table:table-cell>
              <table:table-cell office:value-type="float" office:value="5.755163731">
                <text:p>5.7551637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67781194205153">
                <text:p>7.67781194205153</text:p>
              </table:table-cell>
              <table:table-cell office:value-type="float" office:value="5.755163731">
                <text:p>5.7551637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4823782130312">
                <text:p>14.4823782130312</text:p>
              </table:table-cell>
              <table:table-cell office:value-type="float" office:value="5.755163731">
                <text:p>5.7551637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treat-empty-cells="use-zero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family-asian="Arial" style:font-size-asian="9pt" style:font-family-complex="Arial" style:font-size-complex="9pt"/>
    </style:style>
    <style:style style:name="ch6" style:family="chart" style:data-style-name="N0">
      <style:chart-properties chart:display-label="true" chart:logarithmic="false" chart:maximum="2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family-asian="Arial" style:font-size-asian="9pt" style:font-family-complex="Arial" style:font-size-complex="9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amed-symbol" chart:symbol-name="circle" chart:symbol-width="0.282cm" chart:symbol-height="0.282cm" chart:link-data-style-to-source="true"/>
      <style:graphic-properties svg:stroke-width="0.053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82cm" chart:symbol-height="0.282cm" chart:link-data-style-to-source="true"/>
      <style:graphic-properties svg:stroke-width="0.079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3.705cm" svg:height="12.409cm" xlink:href=".." xlink:type="simple" chart:class="chart:line" chart:style-name="ch1">
        <chart:legend chart:legend-position="end" svg:x="9.142cm" svg:y="4.397cm" style:legend-expansion="high" chart:style-name="ch2"/>
        <chart:plot-area chart:style-name="ch3" table:cell-range-address="donnees.G33:donnees.G37 donnees.G41:donnees.G45" chart:data-source-has-labels="row" svg:x="1.974cm" svg:y="1.836cm" svg:width="6.709cm" svg:height="8.536cm">
          <chartooo:coordinate-region svg:x="2.41cm" svg:y="2.036cm" svg:width="5.994cm" svg:height="7.689cm"/>
          <chart:axis chart:dimension="x" chart:name="primary-x" chart:style-name="ch4">
            <chart:title svg:x="3.882cm" svg:y="10.62cm" chart:style-name="ch5">
              <text:p>Nombre de threads</text:p>
            </chart:title>
          </chart:axis>
          <chart:axis chart:dimension="y" chart:name="primary-y" chart:style-name="ch6">
            <chart:title svg:x="1.14cm" svg:y="6.849cm" chart:style-name="ch7">
              <text:p>SpeedUp</text:p>
            </chart:title>
            <chart:grid chart:style-name="ch8" chart:class="major"/>
          </chart:axis>
          <chart:series chart:style-name="ch9" chart:values-cell-range-address="donnees.G33:donnees.G37" loext:label-string="&quot;Mandel omp dynamic&quot;" chart:class="chart:line">
            <chart:data-point chart:repeated="5"/>
          </chart:series>
          <chart:series chart:style-name="ch10" chart:values-cell-range-address="donnees.G41:donnees.G45" loext:label-string="&quot;mandel CUDA&quot;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del omp dynamic</text:p>
              </table:table-cell>
              <table:table-cell office:value-type="string">
                <text:p>mandel CUD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0075727541074">
                <text:p>1.00075727541074</text:p>
                <draw:g>
                  <svg:desc>donnees.G33:donnees.G37</svg:desc>
                </draw:g>
              </table:table-cell>
              <table:table-cell office:value-type="float" office:value="12.88476637">
                <text:p>12.88476637</text:p>
                <draw:g>
                  <svg:desc>donnees.G41:donnees.G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8126108963345">
                <text:p>1.98126108963345</text:p>
              </table:table-cell>
              <table:table-cell office:value-type="float" office:value="12.88476637">
                <text:p>12.884766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88265279427583">
                <text:p>3.88265279427583</text:p>
              </table:table-cell>
              <table:table-cell office:value-type="float" office:value="12.88476637">
                <text:p>12.884766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71632591416944">
                <text:p>7.71632591416944</text:p>
              </table:table-cell>
              <table:table-cell office:value-type="float" office:value="12.88476637">
                <text:p>12.884766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7872053967406">
                <text:p>14.7872053967406</text:p>
              </table:table-cell>
              <table:table-cell office:value-type="float" office:value="12.88476637">
                <text:p>12.884766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